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Richard C. Adleta</text:p>
      <text:p text:style-name="Text_20_body">Senior Software Developer &amp; Solution Architect</text:p>
      <text:p text:style-name="Text_20_body"><text:span text:style-name="T1">Location:</text:span> Dallas, TX, USA</text:p>
      <text:p text:style-name="Text_20_body"><text:span text:style-name="T1">About Me:</text:span> <text:a xlink:type="simple" xlink:href="https://www.richardadleta.com/about" office:name=""><text:span text:style-name="Definition">https://www.richardadleta.com/about</text:span></text:a></text:p>
      <text:p text:style-name="Text_20_body"><text:span text:style-name="T1">Resume:</text:span> <text:a xlink:type="simple" xlink:href="https://www.richardadleta.com/resume" office:name=""><text:span text:style-name="Definition">https://www.richardadleta.com/resume</text:span></text:a></text:p>
      <text:p text:style-name="Text_20_body"><text:span text:style-name="T1">GitHub:</text:span> <text:a xlink:type="simple" xlink:href="https://github.com/radleta" office:name=""><text:span text:style-name="Definition">https://github.com/radleta</text:span></text:a></text:p>
      <text:p text:style-name="Text_20_body"><text:span text:style-name="T1">LinkedIn:</text:span> <text:a xlink:type="simple" xlink:href="https://www.linkedin.com/in/radleta" office:name=""><text:span text:style-name="Definition">https://www.linkedin.com/in/radleta</text:span></text:a></text:p>
      <text:h text:style-name="Heading_20_2" text:outline-level="2"><text:bookmark-start text:name="professional-summary"/>Professional Summary<text:bookmark-end text:name="professional-summary"/></text:h>
      <text:p text:style-name="First_20_paragraph">Seasoned technology leader with over 20 years of experience in software architecture, full-stack development, and team leadership. Proven track record as a CTO, VP of Engineering, and Lead Architect, specializing in scalable web applications, cloud computing, and AI integration. Expertise in .NET technologies, Angular, React, AWS services, and Agile methodologies. Committed to driving innovation and delivering impactful software solutions that align with business objectives.</text:p>
      <text:h text:style-name="Heading_20_2" text:outline-level="2"><text:bookmark-start text:name="professional-experience"/>Professional Experience<text:bookmark-end text:name="professional-experience"/></text:h>
      <text:h text:style-name="Heading_20_3" text:outline-level="3"><text:bookmark-start text:name="nexxt-inc"/>Nexxt, Inc.<text:bookmark-end text:name="nexxt-inc"/></text:h>
      <text:p text:style-name="First_20_paragraph"><text:span text:style-name="T2">Lead Architect</text:span> October 2023 - Present</text:p>
      <text:list text:style-name="L1">
        <text:list-item>
          <text:p text:style-name="P1">Architected and developed an AI assistant framework to support multiple AI integrations across the enterprise.</text:p>
        </text:list-item>
        <text:list-item>
          <text:p text:style-name="P1">Integrated AI technologies for email composition, web page building, job postings, and other applications, enhancing overall product offerings.</text:p>
        </text:list-item>
        <text:list-item>
          <text:p text:style-name="P1">Designed a flexible framework allowing for seamless improvements through prompt design and user input integration.</text:p>
        </text:list-item>
        <text:list-item>
          <text:p text:style-name="P1">Collaborated with senior leadership on design approvals, serving as the primary architect and designer.</text:p>
        </text:list-item>
        <text:list-item>
          <text:p text:style-name="P1">Authored key components of the system, including T-SQL, C#, and Angular front-end code.</text:p>
        </text:list-item>
        <text:list-item>
          <text:p text:style-name="P1">Facilitated cross-functional collaboration to deliver innovative, AI-driven solutions across departments.</text:p>
        </text:list-item>
        <text:list-item>
          <text:p text:style-name="P1">Followed Agile methodologies to ensure timely delivery and iterative improvement of the AI framework.</text:p>
        </text:list-item>
      </text:list>
      <text:p text:style-name="First_20_paragraph"><text:span text:style-name="T1">Technologies:</text:span> Angular, C#, .NET Core, TypeScript, SQL Server, Git.</text:p>
      <text:h text:style-name="Heading_20_3" text:outline-level="3"><text:bookmark-start text:name="all-kids-network-llc"/>All Kids Network, LLC<text:bookmark-end text:name="all-kids-network-llc"/></text:h>
      <text:p text:style-name="First_20_paragraph"><text:span text:style-name="T2">Technical Founder</text:span> May 2014 - Present</text:p>
      <text:list text:style-name="L2">
        <text:list-item>
          <text:p text:style-name="P2">Co-founded the venture and assumed the primary technical role within the organization, shaping the initial framework and architecture of the digital platform.</text:p>
        </text:list-item>
        <text:list-item>
          <text:p text:style-name="P2">Developed the website twice from scratch, first basing it on Node.js and React and later rebuilding it using ASP.NET MVC, C#, React.js, and JavaScript along with extensive AWS services like DynamoDB, Redis on AWS Elastic Cache, MySQL on AWS RDS, AWS S3, AWS Elastic Beanstalk, AWS Simple Email Service, and AWS Lambda.</text:p>
        </text:list-item>
        <text:list-item>
          <text:p text:style-name="P2">Successfully steered the site to achieve remarkable growth, attracting nearly 3 million unique visitors annually and sustaining monthly traffic of over 250,000 users.</text:p>
        </text:list-item>
        <text:list-item>
          <text:p text:style-name="P2">Took strategic steps towards capacity building, nurturing the development team from being the sole developer to having two other part-time developers.</text:p>
        </text:list-item>
      </text:list>
      <text:p text:style-name="First_20_paragraph"><text:span text:style-name="T1">Technologies:</text:span> Node.js, React, ASP.NET MVC, C#, JavaScript, AWS Services (DynamoDB, Redis, MySQL, S3, Elastic Beanstalk, Simple Email Service, Lambda), Git.</text:p>
      <text:h text:style-name="Heading_20_3" text:outline-level="3"><text:bookmark-start text:name="steem-monsters-corporation-dba-splinterlands"/>Steem Monsters Corporation dba Splinterlands<text:bookmark-end text:name="steem-monsters-corporation-dba-splinterlands"/></text:h>
      <text:p text:style-name="First_20_paragraph"><text:span text:style-name="T2">Head of Product / Solutions Developer</text:span> December 2022 - September 2023</text:p>
      <text:list text:style-name="L3">
        <text:list-item>
          <text:p text:style-name="P3">Developed and deployed projects using React, TypeScript, PostGreSQL, DynamoDB, Redis into Amazon Web Services (AWS)</text:p>
        </text:list-item>
        <text:list-item>
          <text:p text:style-name="P3">Assisted the CPO in product design for the Splinterlands collectible card game using HIVE engine blockchain as the backbone</text:p>
        </text:list-item>
      </text:list>
      <text:p text:style-name="First_20_paragraph"><text:span text:style-name="T1">Technologies:</text:span> React, TypeScript, PostGreSQL, DynamoDB, Redis, Amazon Web Services (AWS).</text:p>
      <text:p text:style-name="Text_20_body"><text:span text:style-name="T2">Chief Technology Officer</text:span> December 2021 - December 2022</text:p>
      <text:list text:style-name="L4">
        <text:list-item>
          <text:p text:style-name="P4">Helped organize and grow the organization from 20+ to 150+ employees and contractors</text:p>
        </text:list-item>
        <text:list-item>
          <text:p text:style-name="P4">Helped develop technology and product strategy to launch simultaneous products</text:p>
        </text:list-item>
        <text:list-item>
          <text:p text:style-name="P4">Organized and implemented Agile project methodology to the organization</text:p>
        </text:list-item>
        <text:list-item>
          <text:p text:style-name="P4">Attended and presented at Game Developer Conference (GDC) 2022</text:p>
        </text:list-item>
        <text:list-item>
          <text:p text:style-name="P4">Helped design and development of the companies many gaming products</text:p>
        </text:list-item>
      </text:list>
      <text:p text:style-name="First_20_paragraph"><text:span text:style-name="T2">Vice President Of Engineering</text:span> September 2021 - December 2021</text:p>
      <text:list text:style-name="L5">
        <text:list-item>
          <text:p text:style-name="P5">Helped to troubleshoot and stabilize the company’s Splinterlands main product which was failing due to overwhelming load because of its quick rise in success</text:p>
        </text:list-item>
        <text:list-item>
          <text:p text:style-name="P5">Hired and organize developers to grow the engineering team</text:p>
        </text:list-item>
        <text:list-item>
          <text:p text:style-name="P5">Implemented best practices and approaches to its architecture and software development practices</text:p>
        </text:list-item>
        <text:list-item>
          <text:p text:style-name="P5">Leading research and development with the goal of bringing new products and services to the market</text:p>
        </text:list-item>
        <text:list-item>
          <text:p text:style-name="P5">Helped develop and release multiple updates using Git, JavaScript, PostGreSQL, Redis on Amazon Web Services (AWS)</text:p>
        </text:list-item>
      </text:list>
      <text:p text:style-name="First_20_paragraph"><text:span text:style-name="T1">Technologies:</text:span> Git, JavaScript, PostGreSQL, Redis, Amazon Web Services (AWS).</text:p>
      <text:h text:style-name="Heading_20_3" text:outline-level="3"><text:bookmark-start text:name="nexxt"/>Nexxt<text:bookmark-end text:name="nexxt"/></text:h>
      <text:p text:style-name="First_20_paragraph"><text:span text:style-name="T2">Lead Architect</text:span> January 2018 - September 2021</text:p>
      <text:list text:style-name="L6">
        <text:list-item>
          <text:p text:style-name="P6">Directed architectural efforts, spearheading the design and rollout of large-scale web applications that supported business objectives.</text:p>
        </text:list-item>
        <text:list-item>
          <text:p text:style-name="P6">Pioneered software solutions that enabled large-scale near real-time data processing, streamlining company operations.</text:p>
        </text:list-item>
        <text:list-item>
          <text:p text:style-name="P6">Engineered a horizontally scalable email delivery system, achieving a capability to dispatch over 25 million emails daily.</text:p>
        </text:list-item>
        <text:list-item>
          <text:p text:style-name="P6">Conceived a grid computing framework operating on 50+ servers, ensuring near real-time processing of diverse data sets tailored to dynamic production loads.</text:p>
        </text:list-item>
        <text:list-item>
          <text:p text:style-name="P6">Instituted a near real-time monitoring and tracking mechanism for the company’s enterprise APIs, enhancing system reliability and responsiveness.</text:p>
        </text:list-item>
        <text:list-item>
          <text:p text:style-name="P6">Oversaw the development and management of a massive Elastic Search cluster, facilitating real-time indexing and searching of 80 million resumes and tens of millions of job listings.</text:p>
        </text:list-item>
      </text:list>
      <text:p text:style-name="First_20_paragraph"><text:span text:style-name="T1">Technologies:</text:span> Microsoft .NET Core 2.1, C#, .NET 4.7, ASP.NET MVC, Elastic Search, Ubuntu, Windows Server, MSMQ, AngularJS, Git, AWS DynamoDB, AWS CloudFront, AWS S3, Microsoft SQL Server, Couchbase, Redis.</text:p>
      <text:p text:style-name="Text_20_body"><text:span text:style-name="T2">Solutions Architect</text:span> May 2011 - January 2018</text:p>
      <text:list text:style-name="L7">
        <text:list-item>
          <text:p text:style-name="P7">Championed the development and design of new web applications, leveraging a diverse toolkit including Microsoft .NET 4.6, C#, MVC 3/4, jQuery, AngularJS, and more.</text:p>
        </text:list-item>
        <text:list-item>
          <text:p text:style-name="P7">Orchestrated the deployment of multiple projects on AWS, harnessing tools such as DynamoDB, Elastic Beanstalk, Lambda, S3, EC2, and more.</text:p>
        </text:list-item>
        <text:list-item>
          <text:p text:style-name="P7">Enhanced development processes by configuring and automating continuous integration workflows for Microsoft .NET using tools like NAnt, MSBuild, Jenkins, and NuGet.</text:p>
        </text:list-item>
      </text:list>
      <text:p text:style-name="First_20_paragraph"><text:span text:style-name="T1">Technologies:</text:span> VBScript, Classic ASP, SQL Server (2008 &amp; 2014), MySQL, MSMQ, AWS CloudFront, Lambda, Kinesis, S3, EC2, CloudWatch, NAnt, MSBuild, Jenkins, NuGet, Git, Mercurial (Hg), SubVersion.</text:p>
      <text:h text:style-name="Heading_20_3" text:outline-level="3"><text:bookmark-start text:name="project-management-institute"/>Project Management Institute<text:bookmark-end text:name="project-management-institute"/></text:h>
      <text:p text:style-name="First_20_paragraph">August 2008 – June 2011</text:p>
      <text:p text:style-name="Text_20_body"><text:span text:style-name="T2">Enterprise Architect / Team Lead</text:span> June 2009 – June 2011</text:p>
      <text:list text:style-name="L8">
        <text:list-item>
          <text:p text:style-name="P8">Played a pivotal role as an Enterprise Architect, shaping future IT architecture, conducting reviews of existing designs, optimizing IT resource management, and enhancing SDLC processes.</text:p>
        </text:list-item>
        <text:list-item>
          <text:p text:style-name="P8">Led the team overseeing the public eCommerce and Portal websites, catering to a membership base exceeding 300,000 users. The platform harnessed technologies such as Microsoft ASP.NET, SharePoint, BizTalk 2002/2007, Commerce Server, C#/VB .NET, and SQL Server 2000/2005.</text:p>
        </text:list-item>
        <text:list-item>
          <text:p text:style-name="P8">Contributed to the architectural design and organization-wide deployment of the DotNetNuke product.</text:p>
        </text:list-item>
      </text:list>
      <text:p text:style-name="First_20_paragraph"><text:span text:style-name="T2">Technical Lead / Sr. Developer</text:span> August 2008 – June 2009</text:p>
      <text:list text:style-name="L9">
        <text:list-item>
          <text:p text:style-name="P9">Directed technical aspects of a 12-month Agile Scrum project, completing 5-week iterations successfully. The project utilized SharePoint, Commerce Server, BizTalk, C#/VB .NET Web Apps and Services, and the iBatis.NET Framework.</text:p>
        </text:list-item>
        <text:list-item>
          <text:p text:style-name="P9">Engineered the build process for the entire IT division, employing tools like CruiseControl.NET, SubVersion, and NAnt.</text:p>
        </text:list-item>
        <text:list-item>
          <text:p text:style-name="P9">Successfully implemented Atlassian tools, including Jira for issue tracking, Confluence for wiki documentation, and Fish Eye for source control monitoring.</text:p>
        </text:list-item>
      </text:list>
      <text:h text:style-name="Heading_20_3" text:outline-level="3"><text:bookmark-start text:name="atk-elkton"/>ATK Elkton<text:bookmark-end text:name="atk-elkton"/></text:h>
      <text:p text:style-name="First_20_paragraph"><text:span text:style-name="T2">Sr. .NET Developer</text:span> February 2008 – August 2008</text:p>
      <text:list text:style-name="L10">
        <text:list-item>
          <text:p text:style-name="P10">Spearheaded the creation and migration of multiple .NET-based ERP applications, transitioning from Cincom to Costpoint 6.0. Leveraged technologies including VB.NET, C#.NET, SQL Server (2000 &amp; 2005), and Oracle (8i &amp; 10g).</text:p>
        </text:list-item>
      </text:list>
      <text:h text:style-name="Heading_20_3" text:outline-level="3"><text:bookmark-start text:name="chatham-financial-corporation"/>Chatham Financial Corporation<text:bookmark-end text:name="chatham-financial-corporation"/></text:h>
      <text:p text:style-name="First_20_paragraph">Feb. 2004 – Jan. 2008</text:p>
      <text:p text:style-name="Text_20_body"><text:span text:style-name="T2">Software Development Process and Infrastructure Department Lead</text:span> Nov. 2007 – Jan. 2008</text:p>
      <text:list text:style-name="L11">
        <text:list-item>
          <text:p text:style-name="P11">Championed departmental strategies, fostering communication and collaboration for software production improvements.</text:p>
        </text:list-item>
        <text:list-item>
          <text:p text:style-name="P11">Founded and led the Build Automation Group, overseeing the department’s build processes, automated testing, and deployment scripts.</text:p>
        </text:list-item>
        <text:list-item>
          <text:p text:style-name="P11">Pioneered the Code Generation Group, enhancing the department’s code generation scripts and innovating data access techniques.</text:p>
        </text:list-item>
        <text:list-item>
          <text:p text:style-name="P11">Participated in the Agile Group, refining the department’s Agile process implementation.</text:p>
        </text:list-item>
        <text:list-item>
          <text:p text:style-name="P11">Contributed to the Release Management Group, optimizing software release procedures and developer-Q/A interactions.</text:p>
        </text:list-item>
        <text:list-item>
          <text:p text:style-name="P11">Customized a version of BugTracker.NET to support Agile Scrum management, helpdesk, release management, and SAS70 audit compliance.</text:p>
        </text:list-item>
      </text:list>
      <text:p text:style-name="First_20_paragraph"><text:span text:style-name="T2">Architecture/Mentoring Department Lead</text:span> Jan. 2007 – Jan. 2008</text:p>
      <text:list text:style-name="L12">
        <text:list-item>
          <text:p text:style-name="P12">Co-led departmental software architecture decisions and direction.</text:p>
        </text:list-item>
        <text:list-item>
          <text:p text:style-name="P12">Engaged in cross-team mentoring, ensuring consistent professional growth across the department.</text:p>
        </text:list-item>
      </text:list>
      <text:p text:style-name="First_20_paragraph"><text:span text:style-name="T2">Web Team Lead</text:span> Mar. 2006 – Oct. 2007</text:p>
      <text:list text:style-name="L13">
        <text:list-item>
          <text:p text:style-name="P13">Oversaw the company’s US and UK web presence, internal web applications, and high-value business projects.</text:p>
        </text:list-item>
        <text:list-item>
          <text:p text:style-name="P13">Mentored a team comprising four developers, a Q/A specialist, and a project coordinator.</text:p>
        </text:list-item>
        <text:list-item>
          <text:p text:style-name="P13">Strengthened cross-team collaborations and led Agile Scrum practices, achieving regular 30-day production deliveries.</text:p>
        </text:list-item>
        <text:list-item>
          <text:p text:style-name="P13">Navigated the team through a multi-year migration from ASP to ASP.NET, ensuring timely value additions and fixes.</text:p>
        </text:list-item>
        <text:list-item>
          <text:p text:style-name="P13">Cultivated team expertise, eventually passing leadership to a promising team member for further growth.</text:p>
        </text:list-item>
      </text:list>
      <text:p text:style-name="First_20_paragraph"><text:span text:style-name="T2">Sr. .NET Developer</text:span> Feb. 2004 – Mar. 2006</text:p>
      <text:list text:style-name="L14">
        <text:list-item>
          <text:p text:style-name="P14">Executed extensive projects using VB.NET, C#.NET, Microsoft Office 2003, SQL Server Reporting Services, and SQL Server 2000.</text:p>
        </text:list-item>
        <text:list-item>
          <text:p text:style-name="P14">Managed end-to-end development processes, from requirements to deployment.</text:p>
        </text:list-item>
        <text:list-item>
          <text:p text:style-name="P14">Introduced the company’s inaugural automated build scripts, which became a departmental standard.</text:p>
        </text:list-item>
        <text:list-item>
          <text:p text:style-name="P14">Developed custom data entities and access layers using Code Smith Templates, forming the foundation for the company’s core business/data layers.</text:p>
        </text:list-item>
        <text:list-item>
          <text:p text:style-name="P14">Collaborated intensively with Business Teams, producing intricate financial reporting software across various platforms.</text:p>
        </text:list-item>
      </text:list>
      <text:h text:style-name="Heading_20_3" text:outline-level="3"><text:bookmark-start text:name="exelon-power-team"/>Exelon Power Team<text:bookmark-end text:name="exelon-power-team"/></text:h>
      <text:p text:style-name="First_20_paragraph"><text:span text:style-name="T2">.NET Developer</text:span> January 2003 – February 2004</text:p>
      <text:list text:style-name="L15">
        <text:list-item>
          <text:p text:style-name="P15">Played an integral role in a large-scale .NET project focused on Power Trading, utilizing C# .NET, T-SQL, SQL Server, XML, ASP.NET, .NET Web Services, and .NET Remoting.</text:p>
        </text:list-item>
        <text:list-item>
          <text:p text:style-name="P15">Led the management and development of multiple business-focused ASP .NET web applications, leveraging technologies such as VB6, ASP, C# .NET, T-SQL, SQL Server, XML, and ASP.NET.</text:p>
        </text:list-item>
      </text:list>
      <text:h text:style-name="Heading_20_3" text:outline-level="3"><text:bookmark-start text:name="miratech-consulting-group-inc"/>MiraTech Consulting Group, Inc<text:bookmark-end text:name="miratech-consulting-group-inc"/></text:h>
      <text:p text:style-name="First_20_paragraph"><text:span text:style-name="T2">.NET Developer</text:span> September 2002 – January 2003</text:p>
      <text:list text:style-name="L16">
        <text:list-item>
          <text:p text:style-name="P16">Efficiently juggled multiple projects, concurrently managing a minimum of five with distinct technologies and timelines.</text:p>
        </text:list-item>
        <text:list-item>
          <text:p text:style-name="P16">Developed and supported a variety of applications, utilizing ASP, ASP .NET, SQL Server 2000, Visual Basic 6, Visual Basic .NET, and XML/XSLT.</text:p>
        </text:list-item>
        <text:list-item>
          <text:p text:style-name="P16">Engineered an XML/XSLT-based reporting system that interfaced with a SQL Server 2000 database, harnessing the capabilities of ASP .NET and Visual Basic .NET.</text:p>
        </text:list-item>
        <text:list-item>
          <text:p text:style-name="P16">Augmented functionality for an existing Dialogic phone board application using Visual Basic 6 and SQL 2000.</text:p>
        </text:list-item>
      </text:list>
      <text:h text:style-name="Heading_20_3" text:outline-level="3"><text:bookmark-start text:name="appschannel-inc"/>AppsChannel, Inc<text:bookmark-end text:name="appschannel-inc"/></text:h>
      <text:p text:style-name="First_20_paragraph"><text:span text:style-name="T2">.NET Developer</text:span> January 2002 – August 2002</text:p>
      <text:list text:style-name="L17">
        <text:list-item>
          <text:p text:style-name="P17">Engineered integrated add-ins tailored for Microsoft Visual Studio .NET, fully leveraging its capabilities.</text:p>
        </text:list-item>
        <text:list-item>
          <text:p text:style-name="P17">Acquired comprehensive expertise in the Visual Studio .NET IDE, covering the entire spectrum from application development to deployment.</text:p>
        </text:list-item>
        <text:list-item>
          <text:p text:style-name="P17">Delved deep into the development with .NET assemblies, particularly harnessing the power of Reflection.</text:p>
        </text:list-item>
        <text:list-item>
          <text:p text:style-name="P17">Demonstrated proficiency in both Visual Basic .NET and C# .NET development.</text:p>
        </text:list-item>
        <text:list-item>
          <text:p text:style-name="P17">Contributed to the support and enhancement of ActiveX Libraries, interfacing with COM using Visual Basic 6.0.</text:p>
        </text:list-item>
      </text:list>
      <text:h text:style-name="Heading_20_3" text:outline-level="3"><text:bookmark-start text:name="baker-oil-tools"/>Baker Oil Tools<text:bookmark-end text:name="baker-oil-tools"/></text:h>
      <text:p text:style-name="First_20_paragraph"><text:span text:style-name="T2">DMS Systems Programmer</text:span> August 2001 – January 2002</text:p>
      <text:list text:style-name="L18">
        <text:list-item>
          <text:p text:style-name="P18">Spearheaded the installation, development, and troubleshooting of Documentum, an enterprise document management system, across multiple global locations including Aberdeen (Scotland), Tulsa (OK, USA), Houston (TX, USA), Lafayette (LA, USA), Houma (LA, USA), and Singapore.</text:p>
        </text:list-item>
        <text:list-item>
          <text:p text:style-name="P18">Crafted and maintained integrated MS Office applications leveraging Visual Basic and Visual Basic for Applications.</text:p>
        </text:list-item>
        <text:list-item>
          <text:p text:style-name="P18">Designed and supported web-based document management integrations utilizing Active Server Pages and COM Components.</text:p>
        </text:list-item>
        <text:list-item>
          <text:p text:style-name="P18">Expertly developed and rectified integrated document management applications harnessing MS Visual Basic 6.0.</text:p>
        </text:list-item>
        <text:list-item>
          <text:p text:style-name="P18">Assumed responsibility for troubleshooting and administration across multiple international servers, operating on MS NT Server.</text:p>
        </text:list-item>
      </text:list>
      <text:h text:style-name="Heading_20_3" text:outline-level="3"><text:bookmark-start text:name="network-for-strategic-missions"/>Network for Strategic Missions<text:bookmark-end text:name="network-for-strategic-missions"/></text:h>
      <text:p text:style-name="First_20_paragraph"><text:span text:style-name="T2">Lead Programmer</text:span> March 1999 – April 2001</text:p>
      <text:list text:style-name="L19">
        <text:list-item>
          <text:p text:style-name="P19">Headed the installation and technical troubleshooting for the organization’s MS Windows-based infrastructure.</text:p>
        </text:list-item>
        <text:list-item>
          <text:p text:style-name="P19">Orchestrated the design, development, and launch of multiple web projects, leveraging technologies such as HTML, PHP, ASP, Postgre SQL, VBScript, Microsoft Access, and JavaScript.</text:p>
        </text:list-item>
        <text:list-item>
          <text:p text:style-name="P19">Established and maintained several relational databases hosted on a Linux-based Apache server utilizing Postgre SQL.</text:p>
        </text:list-item>
        <text:list-item>
          <text:p text:style-name="P19">Pioneered web interface and design aesthetics with Corel Graphics Suite 9, ensuring user-friendly and visually appealing experiences.</text:p>
        </text:list-item>
      </text:list>
      <text:p text:style-name="First_20_paragraph"><text:span text:style-name="T2">Project Highlight: livethecall.com (beta release)</text:span></text:p>
      <text:list text:style-name="L20">
        <text:list-item>
          <text:p text:style-name="P20">Played a pivotal role as the lead designer for the site’s inaugural release on September 2, 2000, supporting a major marketing campaign targeting a live audience of over 300,000 at the Mall in Washington, D.C.</text:p>
        </text:list-item>
        <text:list-item>
          <text:p text:style-name="P20">Authored the foundational code and graphics, harnessing PHP, HTML, Postgre SQL, and Corel Graphics Suite 9.</text:p>
        </text:list-item>
        <text:list-item>
          <text:p text:style-name="P20">Conceived and realized the website’s multi-faceted functionality, accommodating thousands of member preferences, a vast library of articles and links, an interactive forum, and other vital site components.</text:p>
        </text:list-item>
      </text:list>
      <text:h text:style-name="Heading_20_3" text:outline-level="3"><text:bookmark-start text:name="family-missionvision-enterprises"/>Family Mission/Vision Enterprises<text:bookmark-end text:name="family-missionvision-enterprises"/></text:h>
      <text:p text:style-name="First_20_paragraph"><text:span text:style-name="T2">Information Systems Administrator / Sales Representative</text:span> February 1995 – August 1997</text:p>
      <text:list text:style-name="L21">
        <text:list-item>
          <text:p text:style-name="P21">Represented the organization as a Sales Representative at over 20 conferences across the continental US, fostering relationships and promoting products.</text:p>
        </text:list-item>
        <text:list-item>
          <text:p text:style-name="P21">Oversaw the installation, diagnostics, and maintenance of the organization’s MS Windows peer-to-peer network, ensuring smooth and uninterrupted operations.</text:p>
        </text:list-item>
        <text:list-item>
          <text:p text:style-name="P21">Led the initiative to launch the organization’s online catalog, utilizing HTML for a seamless and user-friendly experience.</text:p>
        </text:list-item>
      </text:list>
      <text:h text:style-name="Heading_20_3" text:outline-level="3"><text:bookmark-start text:name="pc-consulting"/>PC Consulting<text:bookmark-end text:name="pc-consulting"/></text:h>
      <text:p text:style-name="First_20_paragraph">Independent Consultant Jan. 1993 – Feb. 1995</text:p>
      <text:list text:style-name="L22">
        <text:list-item>
          <text:p text:style-name="P22">Conducted MS Windows 3.x/95/98 troubleshooting on IBM PCs for individuals.</text:p>
        </text:list-item>
        <text:list-item>
          <text:p text:style-name="P22">Performed IBM PC diagnostics and repairs.</text:p>
        </text:list-item>
        <text:list-item>
          <text:p text:style-name="P22">Represented several wholesalers by offering hardware and software at retail to potential customers.</text:p>
        </text:list-item>
      </text:list>
      <text:h text:style-name="Heading_20_2" text:outline-level="2"><text:bookmark-start text:name="open-source-contributions"/>Open Source Contributions<text:bookmark-end text:name="open-source-contributions"/></text:h>
      <text:h text:style-name="Heading_20_3" text:outline-level="3"><text:bookmark-start text:name="open-flash-chart"/>Open Flash Chart<text:bookmark-end text:name="open-flash-chart"/></text:h>
      <text:p text:style-name="First_20_paragraph"><text:a xlink:type="simple" xlink:href="http://teethgrinder.co.uk/open-flash-chart/" office:name=""><text:span text:style-name="Definition">http://teethgrinder.co.uk/open-flash-chart/</text:span></text:a></text:p>
      <text:list text:style-name="L23">
        <text:list-item>
          <text:p text:style-name="P23">Submitted alpha of .NET API for Flash Charting Component currently included with Zip distribution</text:p>
        </text:list-item>
      </text:list>
      <text:h text:style-name="Heading_20_3" text:outline-level="3"><text:bookmark-start text:name="nantcontrib"/>NAntContrib<text:bookmark-end text:name="nantcontrib"/></text:h>
      <text:p text:style-name="First_20_paragraph"><text:a xlink:type="simple" xlink:href="http://nantcontrib.sourceforge.net/" office:name=""><text:span text:style-name="Definition">http://nantcontrib.sourceforge.net/</text:span></text:a></text:p>
      <text:list text:style-name="L24">
        <text:list-item>
          <text:p text:style-name="P24">Submitted VssDelete task</text:p>
        </text:list-item>
      </text:list>
      <text:h text:style-name="Heading_20_3" text:outline-level="3"><text:bookmark-start text:name="copy-context"/>Copy Context<text:bookmark-end text:name="copy-context"/></text:h>
      <text:list text:style-name="L25">
        <text:list-item>
          <text:p text:style-name="P25">Contributed to the development of a VS Code extension for copying selected files as formatted markdown.</text:p>
        </text:list-item>
      </text:list>
      <text:h text:style-name="Heading_20_2" text:outline-level="2"><text:bookmark-start text:name="education"/>Education<text:bookmark-end text:name="education"/></text:h>
      <text:h text:style-name="Heading_20_3" text:outline-level="3"><text:bookmark-start text:name="master-of-business-administration-mba-coursework"/>Master of Business Administration (MBA) Coursework<text:bookmark-end text:name="master-of-business-administration-mba-coursework"/></text:h>
      <text:p text:style-name="First_20_paragraph">Regent University | Virginia Beach, VA August 2000 – May 2001</text:p>
      <text:list text:style-name="L26">
        <text:list-item>
          <text:p text:style-name="P26">Completed one year of coursework with an emphasis in e-Business and Organizational Change and Development</text:p>
        </text:list-item>
      </text:list>
      <text:h text:style-name="Heading_20_3" text:outline-level="3"><text:bookmark-start text:name="bachelor-of-science-in-business-administration"/>Bachelor of Science in Business Administration<text:bookmark-end text:name="bachelor-of-science-in-business-administration"/></text:h>
      <text:p text:style-name="First_20_paragraph"><text:span text:style-name="T2">Oral Roberts University</text:span> August 1997 – December 2002</text:p>
      <text:list text:style-name="L27">
        <text:list-item>
          <text:p text:style-name="P27">Achieved a cumulative GPA of 3.49.</text:p>
        </text:list-item>
        <text:list-item>
          <text:p text:style-name="P27">Coursework included a comprehensive foundation in business management and operations.</text:p>
        </text:list-item>
        <text:list-item>
          <text:p text:style-name="P27">Advanced computer courses undertaken:</text:p>
          <text:list text:style-name="L28">
            <text:list-item>
              <text:p text:style-name="P28">Introduction to Computers (C++): Achieved one of the top grades in class.</text:p>
            </text:list-item>
            <text:list-item>
              <text:p text:style-name="P28">Data Structures (C++): Secured exemplary performance.</text:p>
            </text:list-item>
            <text:list-item>
              <text:p text:style-name="P28">Computers and Programming (Assembly Language): Demonstrated strong proficiency, ranking among the highest in class.</text:p>
            </text:list-item>
          </text:list>
        </text:list-item>
      </text:list>
      <text:h text:style-name="Heading_20_2" text:outline-level="2"><text:bookmark-start text:name="certifications"/>Certifications<text:bookmark-end text:name="certifications"/></text:h>
      <text:h text:style-name="Heading_20_3" text:outline-level="3"><text:bookmark-start text:name="dale-carnegie-course"/>Dale Carnegie Course<text:bookmark-end text:name="dale-carnegie-course"/></text:h>
      <text:p text:style-name="First_20_paragraph">Summer 2005</text:p>
      <text:h text:style-name="Heading_20_3" text:outline-level="3"><text:bookmark-start text:name="microsoft-certified-solutions-developer-with-c-mscd"/>Microsoft Certified Solutions Developer with C# (MSCD)<text:bookmark-end text:name="microsoft-certified-solutions-developer-with-c-mscd"/></text:h>
      <text:p text:style-name="First_20_paragraph">Summer 2005</text:p>
      <text:h text:style-name="Heading_20_3" text:outline-level="3"><text:bookmark-start text:name="certified-pc-troubleshooter"/>Certified PC Troubleshooter<text:bookmark-end text:name="certified-pc-troubleshooter"/></text:h>
      <text:p text:style-name="First_20_paragraph">Apr. 2000, NRI Schools</text:p>
      <text:list text:style-name="L29">
        <text:list-item>
          <text:p text:style-name="P29">Completed certification with High Honors</text:p>
        </text:list-item>
      </text:list>
      <text:h text:style-name="Heading_20_3" text:outline-level="3"><text:bookmark-start text:name="certified-in-ecommerce-concepts"/>Certified in eCommerce Concepts<text:bookmark-end text:name="certified-in-ecommerce-concepts"/></text:h>
      <text:p text:style-name="First_20_paragraph">Jan. 2000, Brainbench.co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Richard C. Adleta</dc:title>
    <dc:description/>
    <dc:subject/>
    <meta:keyword/>
    <meta:initial-creator/>
    <dc:creator/>
    <meta:creation-date>2024-09-21T00:03:23Z</meta:creation-date>
    <dc:date>2024-09-21T00:03:23Z</dc:date>
  </office:meta>
</office:document-meta>
</file>